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4">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6">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8">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0">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2">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4">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6">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8">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0">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2">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4">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6">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8">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0">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2">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4">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6">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8">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style:style style:name="P1" style:parent-style-name="Title"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P3" style:parent-style-name="Heading2" style:family="paragraph">
      <style:paragraph-properties fo:break-before="page"/>
    </style:style>
    <style:style style:name="P4" style:parent-style-name="Compact" style:family="paragraph"/>
    <style:style style:name="P5" style:parent-style-name="Compact" style:family="paragraph"/>
    <style:style style:name="P6" style:parent-style-name="Compact" style:family="paragraph"/>
    <style:style style:name="P7" style:parent-style-name="Compact" style:family="paragraph"/>
    <style:style style:name="P8" style:parent-style-name="Compact" style:family="paragraph"/>
    <style:style style:name="P9" style:parent-style-name="Compact" style:family="paragraph"/>
    <style:style style:name="P10" style:parent-style-name="Compact" style:family="paragraph"/>
    <style:style style:name="P11" style:parent-style-name="Compact" style:family="paragraph"/>
    <style:style style:name="P12" style:parent-style-name="Compact" style:family="paragraph"/>
    <style:style style:name="P13" style:parent-style-name="Compact" style:family="paragraph"/>
    <style:style style:name="P14" style:parent-style-name="Normal" style:family="paragraph">
      <style:paragraph-properties fo:break-before="page"/>
    </style:style>
    <style:style style:name="P15" style:parent-style-name="Compact" style:family="paragraph"/>
    <style:style style:name="P16" style:parent-style-name="Compact" style:family="paragraph"/>
    <style:style style:name="P17" style:parent-style-name="Normal" style:family="paragraph">
      <style:paragraph-properties fo:break-before="page"/>
    </style:style>
    <style:style style:name="P18" style:parent-style-name="Compact" style:family="paragraph"/>
    <style:style style:name="P19" style:parent-style-name="Compact" style:family="paragraph"/>
    <style:style style:name="P20" style:parent-style-name="Compact" style:family="paragraph"/>
    <style:style style:name="P21" style:parent-style-name="Compact" style:family="paragraph"/>
    <style:style style:name="P22" style:parent-style-name="Compact" style:family="paragraph"/>
    <style:style style:name="P23" style:parent-style-name="Compact" style:family="paragraph"/>
    <style:style style:name="P24" style:parent-style-name="Compact" style:family="paragraph"/>
    <style:style style:name="P25" style:parent-style-name="Compact" style:family="paragraph"/>
    <style:style style:name="P26" style:parent-style-name="Compact" style:family="paragraph"/>
    <style:style style:name="P27" style:parent-style-name="Compact" style:family="paragraph"/>
    <style:style style:name="P28" style:parent-style-name="Normal" style:family="paragraph">
      <style:paragraph-properties fo:break-before="page"/>
    </style:style>
    <style:style style:name="P29" style:parent-style-name="Compact" style:family="paragraph"/>
    <style:style style:name="P30" style:parent-style-name="Compact" style:family="paragraph"/>
    <style:style style:name="P31" style:parent-style-name="Compact" style:family="paragraph"/>
    <style:style style:name="P32" style:parent-style-name="Compact" style:family="paragraph"/>
    <style:style style:name="P33" style:parent-style-name="Compact" style:family="paragraph"/>
    <style:style style:name="P34" style:parent-style-name="Normal" style:family="paragraph">
      <style:paragraph-properties fo:break-before="page"/>
    </style:style>
    <style:style style:name="P35" style:parent-style-name="Compact" style:family="paragraph"/>
    <style:style style:name="P36" style:parent-style-name="Compact" style:family="paragraph"/>
    <style:style style:name="P37" style:parent-style-name="Compact" style:family="paragraph"/>
    <style:style style:name="P38" style:parent-style-name="Compact" style:family="paragraph"/>
    <style:style style:name="P39" style:parent-style-name="Compact" style:family="paragraph"/>
    <style:style style:name="P40" style:parent-style-name="Compact" style:family="paragraph"/>
    <style:style style:name="P41" style:parent-style-name="Compact" style:family="paragraph"/>
    <style:style style:name="P42" style:parent-style-name="Compact" style:family="paragraph"/>
    <style:style style:name="P43" style:parent-style-name="Compact" style:family="paragraph"/>
    <style:style style:name="P44" style:parent-style-name="Normal" style:family="paragraph">
      <style:paragraph-properties fo:break-before="page"/>
    </style:style>
    <style:style style:name="P45" style:parent-style-name="Compact" style:family="paragraph"/>
    <style:style style:name="P46" style:parent-style-name="Compact" style:family="paragraph"/>
    <style:style style:name="P47" style:parent-style-name="Compact" style:family="paragraph"/>
    <style:style style:name="P48" style:parent-style-name="Compact" style:family="paragraph"/>
    <style:style style:name="P49" style:parent-style-name="Compact" style:family="paragraph"/>
    <style:style style:name="P50" style:parent-style-name="Normal" style:family="paragraph">
      <style:paragraph-properties fo:break-before="page"/>
    </style:style>
    <style:style style:name="P51" style:parent-style-name="Compact" style:family="paragraph"/>
    <style:style style:name="P52" style:parent-style-name="Compact" style:family="paragraph"/>
    <style:style style:name="P53" style:parent-style-name="Compact" style:family="paragraph"/>
    <style:style style:name="P54" style:parent-style-name="Compact" style:family="paragraph"/>
    <style:style style:name="P55" style:parent-style-name="Compact" style:family="paragraph"/>
    <style:style style:name="P56" style:parent-style-name="Compact" style:family="paragraph"/>
    <style:style style:name="P57" style:parent-style-name="Normal" style:family="paragraph">
      <style:paragraph-properties fo:break-before="page"/>
    </style:style>
    <style:style style:name="P58" style:parent-style-name="Compact" style:family="paragraph"/>
    <style:style style:name="P59" style:parent-style-name="Compact" style:family="paragraph"/>
    <style:style style:name="P60" style:parent-style-name="Compact" style:family="paragraph"/>
    <style:style style:name="P61" style:parent-style-name="Compact" style:family="paragraph"/>
    <style:style style:name="P62" style:parent-style-name="Compact" style:family="paragraph"/>
    <style:style style:name="P63" style:parent-style-name="Normal" style:family="paragraph">
      <style:paragraph-properties fo:break-before="page"/>
    </style:style>
    <style:style style:name="P64" style:parent-style-name="Compact" style:family="paragraph"/>
    <style:style style:name="P65" style:parent-style-name="Compact" style:family="paragraph"/>
    <style:style style:name="P66" style:parent-style-name="Compact" style:family="paragraph"/>
    <style:style style:name="P67" style:parent-style-name="Compact" style:family="paragraph"/>
    <style:style style:name="P68" style:parent-style-name="Compact" style:family="paragraph"/>
    <style:style style:name="P69" style:parent-style-name="Normal" style:family="paragraph">
      <style:paragraph-properties fo:break-before="page"/>
    </style:style>
    <style:style style:name="P70" style:parent-style-name="Compact" style:family="paragraph"/>
    <style:style style:name="P71" style:parent-style-name="Compact" style:family="paragraph"/>
    <style:style style:name="P72" style:parent-style-name="Compact" style:family="paragraph"/>
    <style:style style:name="P73" style:parent-style-name="Compact" style:family="paragraph"/>
    <style:style style:name="P74" style:parent-style-name="Compact" style:family="paragraph"/>
    <style:style style:name="P75" style:parent-style-name="Compact" style:family="paragraph"/>
    <style:style style:name="P76" style:parent-style-name="Normal" style:family="paragraph">
      <style:paragraph-properties fo:break-before="page"/>
    </style:style>
    <style:style style:name="P77" style:parent-style-name="Compact" style:family="paragraph"/>
    <style:style style:name="P78" style:parent-style-name="Compact" style:family="paragraph"/>
    <style:style style:name="P79" style:parent-style-name="Compact" style:family="paragraph"/>
    <style:style style:name="P80" style:parent-style-name="Compact" style:family="paragraph"/>
    <style:style style:name="P81" style:parent-style-name="Compact" style:family="paragraph"/>
    <style:style style:name="P82" style:parent-style-name="Compact" style:family="paragraph"/>
    <style:style style:name="P83" style:parent-style-name="Compact" style:family="paragraph"/>
    <style:style style:name="P84" style:parent-style-name="Normal" style:family="paragraph">
      <style:paragraph-properties fo:break-before="page"/>
    </style:style>
    <style:style style:name="P85" style:parent-style-name="Compact" style:family="paragraph"/>
    <style:style style:name="P86" style:parent-style-name="Compact" style:family="paragraph"/>
    <style:style style:name="P87" style:parent-style-name="Compact" style:family="paragraph"/>
    <style:style style:name="P88" style:parent-style-name="Compact" style:family="paragraph"/>
    <style:style style:name="P89" style:parent-style-name="Compact" style:family="paragraph"/>
    <style:style style:name="P90" style:parent-style-name="Compact" style:family="paragraph"/>
    <style:style style:name="P91" style:parent-style-name="Normal" style:family="paragraph">
      <style:paragraph-properties fo:break-before="page"/>
    </style:style>
    <style:style style:name="P92" style:parent-style-name="Compact" style:family="paragraph"/>
    <style:style style:name="P93" style:parent-style-name="Compact" style:family="paragraph"/>
    <style:style style:name="P94" style:parent-style-name="Compact" style:family="paragraph"/>
    <style:style style:name="P95" style:parent-style-name="Compact" style:family="paragraph"/>
    <style:style style:name="P96" style:parent-style-name="Compact" style:family="paragraph"/>
    <style:style style:name="P97" style:parent-style-name="Compact" style:family="paragraph"/>
    <style:style style:name="P98" style:parent-style-name="Normal" style:family="paragraph">
      <style:paragraph-properties fo:break-before="page"/>
    </style:style>
    <style:style style:name="P99" style:parent-style-name="Compact" style:family="paragraph"/>
    <style:style style:name="P100" style:parent-style-name="Compact" style:family="paragraph"/>
    <style:style style:name="P101" style:parent-style-name="Compact" style:family="paragraph"/>
    <style:style style:name="P102" style:parent-style-name="Compact" style:family="paragraph"/>
    <style:style style:name="P103" style:parent-style-name="Compact" style:family="paragraph"/>
    <style:style style:name="P104" style:parent-style-name="Compact" style:family="paragraph"/>
    <style:style style:name="P105" style:parent-style-name="Normal" style:family="paragraph">
      <style:paragraph-properties fo:break-before="page"/>
    </style:style>
    <style:style style:name="P106" style:parent-style-name="Compact" style:family="paragraph"/>
    <style:style style:name="P107" style:parent-style-name="Compact" style:family="paragraph"/>
    <style:style style:name="P108" style:parent-style-name="Compact" style:family="paragraph"/>
    <style:style style:name="P109" style:parent-style-name="Compact" style:family="paragraph"/>
    <style:style style:name="P110" style:parent-style-name="Compact" style:family="paragraph"/>
    <style:style style:name="P111" style:parent-style-name="Compact" style:family="paragraph"/>
    <style:style style:name="P112" style:parent-style-name="Compact" style:family="paragraph"/>
    <style:style style:name="P113" style:parent-style-name="Compact" style:family="paragraph"/>
    <style:style style:name="P114" style:parent-style-name="Compact" style:family="paragraph"/>
    <style:style style:name="P115" style:parent-style-name="Compact" style:family="paragraph"/>
    <style:style style:name="P116" style:parent-style-name="Compact" style:family="paragraph"/>
    <style:style style:name="P117" style:parent-style-name="Compact" style:family="paragraph"/>
    <style:style style:name="P118" style:parent-style-name="Normal" style:family="paragraph">
      <style:paragraph-properties fo:break-before="page"/>
    </style:style>
    <style:style style:name="P119" style:parent-style-name="Compact" style:family="paragraph"/>
    <style:style style:name="P120" style:parent-style-name="Compact" style:family="paragraph"/>
    <style:style style:name="P121" style:parent-style-name="Compact" style:family="paragraph"/>
    <style:style style:name="P122" style:parent-style-name="Compact" style:family="paragraph"/>
    <style:style style:name="P123" style:parent-style-name="Compact" style:family="paragraph"/>
    <style:style style:name="P124" style:parent-style-name="Compact" style:family="paragraph"/>
    <style:style style:name="P125" style:parent-style-name="Compact" style:family="paragraph"/>
    <style:style style:name="P126" style:parent-style-name="Compact" style:family="paragraph"/>
    <style:style style:name="P127" style:parent-style-name="Compact" style:family="paragraph"/>
    <style:style style:name="P128" style:parent-style-name="Compact" style:family="paragraph"/>
    <style:style style:name="P129" style:parent-style-name="Compact" style:family="paragraph"/>
    <style:style style:name="P130" style:parent-style-name="Compact" style:family="paragraph"/>
    <style:style style:name="P131" style:parent-style-name="Compact" style:family="paragraph"/>
    <style:style style:name="P132" style:parent-style-name="Compact" style:family="paragraph"/>
    <style:style style:name="P133" style:parent-style-name="Normal" style:family="paragraph">
      <style:paragraph-properties fo:break-before="page"/>
    </style:style>
    <style:style style:name="P134" style:parent-style-name="Compact" style:family="paragraph"/>
    <style:style style:name="P135" style:parent-style-name="Compact" style:family="paragraph"/>
    <style:style style:name="P136" style:parent-style-name="Compact" style:family="paragraph"/>
    <style:style style:name="P137" style:parent-style-name="Compact" style:family="paragraph"/>
    <style:style style:name="P138" style:parent-style-name="Compact" style:family="paragraph"/>
    <style:style style:name="P139" style:parent-style-name="Compact" style:family="paragraph"/>
    <style:style style:name="P140" style:parent-style-name="Compact" style:family="paragraph"/>
    <style:style style:name="P141" style:parent-style-name="Compact" style:family="paragraph"/>
    <style:style style:name="P142" style:parent-style-name="Compact" style:family="paragraph"/>
    <style:style style:name="P143" style:parent-style-name="Compact" style:family="paragraph"/>
    <style:style style:name="P144" style:parent-style-name="Compact" style:family="paragraph"/>
    <style:style style:name="P145" style:parent-style-name="Compact" style:family="paragraph"/>
    <style:style style:name="P146" style:parent-style-name="Normal" style:family="paragraph">
      <style:paragraph-properties fo:break-before="page"/>
    </style:style>
    <style:style style:name="P147" style:parent-style-name="Compact" style:family="paragraph"/>
    <style:style style:name="P148" style:parent-style-name="Compact" style:family="paragraph"/>
    <style:style style:name="P149" style:parent-style-name="Compact" style:family="paragraph"/>
    <style:style style:name="P150" style:parent-style-name="Compact" style:family="paragraph"/>
    <style:style style:name="P151" style:parent-style-name="Compact" style:family="paragraph"/>
    <style:style style:name="P152" style:parent-style-name="Compact" style:family="paragraph"/>
    <style:style style:name="P153" style:parent-style-name="Normal" style:family="paragraph">
      <style:paragraph-properties fo:break-before="page"/>
    </style:style>
    <style:style style:name="P154" style:parent-style-name="Compact" style:family="paragraph"/>
    <style:style style:name="P155" style:parent-style-name="Compact" style:family="paragraph"/>
    <style:style style:name="P156" style:parent-style-name="Compact" style:family="paragraph"/>
    <style:style style:name="P157" style:parent-style-name="Compact" style:family="paragraph"/>
    <style:style style:name="P158" style:parent-style-name="Compact" style:family="paragraph"/>
    <style:style style:name="P159" style:parent-style-name="Compact" style:family="paragraph"/>
    <style:style style:name="P160" style:parent-style-name="Compact" style:family="paragraph"/>
    <style:style style:name="P161" style:parent-style-name="Compact" style:family="paragraph"/>
  </office:automatic-styles>
  <office:body>
    <office:text text:use-soft-page-breaks="true">
      <text:p text:style-name="P1">NVDA test from [date] - [site name]</text:p>
      <text:h text:style-name="Heading1" text:outline-level="1"><text:bookmark-start text:name="nvda-testing"/>NVDA Testing</text:h>
      <text:h text:style-name="Heading2" text:outline-level="2"><text:bookmark-start text:name="details"/>Details</text:h>
      <text:p text:style-name="DefinitionTerm">URL:</text:p>
      <text:p text:style-name="Definition">www.[url].[domain]</text:p>
      <text:p text:style-name="DefinitionTerm">Date:</text:p>
      <text:p text:style-name="Definition">[date]</text:p>
      <text:p text:style-name="DefinitionTerm">Tester:</text:p>
      <text:p text:style-name="Definition">[tester name]</text:p>
      <text:p text:style-name="DefinitionTerm">Browser:</text:p>
      <text:p text:style-name="Definition">[browser and version]</text:p>
      <text:p text:style-name="DefinitionTerm">NVDA:</text:p>
      <text:p text:style-name="Definition">[assistive tech version]</text:p>
      <text:p text:style-name="Definition"><text:span text:style-name="T2">Number of failed tests:</text:span><text:line-break/>[number of failed tests]</text:p>
      <text:p text:style-name="Definition"/>
      <text:h text:style-name="Heading2" text:outline-level="2"><text:bookmark-start text:name="about-this-document"/><text:bookmark-end text:name="details"/>About<text:s/>this document</text:h>
      <text:p text:style-name="FirstParagraph">This NVDA test is designed to test whether your website or service is likely to work using common functions of the NVDA screen reader. It will not tell you if your service will work for every user, but it will help you get an<text:s/>understanding as to how well you can expect your service to work for NVDA users.</text:p>
      <text:p text:style-name="BodyText">You should also test your service with real users of NVDA and other assistive technologies.</text:p>
      <text:p text:style-name="Normal"><text:bookmark-start text:name="read-all-page-content"/><text:bookmark-start text:name="main"/><text:bookmark-end text:name="nvda-testing"/><text:bookmark-end text:name="about-this-document"/></text:p>
      <text:soft-page-break/>
      <text:h text:style-name="P3" text:outline-level="2">NVDA-01: Read all page content</text:h>
      <text:p text:style-name="FirstParagraph">Confirm that the content on the page can be read by<text:s/>NVDA and that the navigation and page content follow a logical reading order.</text:p>
      <text:h text:style-name="Heading3" text:outline-level="3"><text:bookmark-start text:name="how-to-check-read-all-page-content"/>How to check: Read all page content</text:h>
      <text:list text:style-name="LFO1">
        <text:list-item text:start-value="1">
          <text:p text:style-name="P4">Press CTRL + Home to go to the top of the page</text:p>
        </text:list-item>
        <text:list-item>
          <text:p text:style-name="P5">Press Insert + Down Arrow to read all content from current position</text:p>
        </text:list-item>
        <text:list-item>
          <text:p text:style-name="P6">Listen to all of the page content</text:p>
        </text:list-item>
      </text:list>
      <text:h text:style-name="Heading3" text:outline-level="3"><text:bookmark-start text:name="what-to-check-read-all-page-content"/><text:bookmark-end text:name="how-to-check-read-all-page-content"/>What to check: Read all page content</text:h>
      <text:p text:style-name="FirstParagraph">Confirm that:</text:p>
      <text:list text:style-name="LFO3" text:continue-numbering="true">
        <text:list-item>
          <text:p text:style-name="P7">all content is read out correctly</text:p>
        </text:list-item>
        <text:list-item>
          <text:p text:style-name="P8">all content follows a logical reading order</text:p>
        </text:list-item>
        <text:list-item>
          <text:p text:style-name="P9">the context is consistent between what is visible and what is read out</text:p>
        </text:list-item>
        <text:list-item>
          <text:p text:style-name="P10">content is not repeated; unless the repeated content is intentional in the design</text:p>
        </text:list-item>
        <text:list-item>
          <text:p text:style-name="P11">icons are read out in a meaningful way</text:p>
        </text:list-item>
        <text:list-item>
          <text:p text:style-name="P12">images have meaningful alternative text</text:p>
        </text:list-item>
        <text:list-item>
          <text:p text:style-name="P13">content does not rely on sensory characteristics, for example: "On the left"</text:p>
        </text:list-item>
      </text:list>
      <text:h text:style-name="Heading3" text:outline-level="3"><text:bookmark-start text:name="observations-read-all-page-content"/><text:bookmark-end text:name="what-to-check-read-all-page-content"/>Observations: Read all page content</text:h>
      <text:p text:style-name="FirstParagraph">[ Enter observations ]</text:p>
      <text:p text:style-name="P14"/>
      <text:h text:style-name="Heading2" text:outline-level="2"><text:bookmark-start text:name="element-list"/><text:bookmark-end text:name="read-all-page-content"/><text:bookmark-end text:name="observations-read-all-page-content"/>NVDA-02:<text:s/>Element list</text:h>
      <text:p text:style-name="FirstParagraph">Confirm elements list is comprehensive.</text:p>
      <text:h text:style-name="Heading3" text:outline-level="3"><text:bookmark-start text:name="how-to-check-element-list"/>How to check: Element list</text:h>
      <text:list text:style-name="LFO4">
        <text:list-item text:start-value="1">
          <text:p text:style-name="P15">Press Insert + F7 to display the "Element list"</text:p>
        </text:list-item>
        <text:list-item>
          <text:p text:style-name="P16">Navigate between the sections and check that what is on the page is reflected correctly</text:p>
        </text:list-item>
      </text:list>
      <text:h text:style-name="Heading3" text:outline-level="3"><text:bookmark-start text:name="what-to-check-element-list"/><text:bookmark-end text:name="how-to-check-element-list"/>What to check: Element list</text:h>
      <text:p text:style-name="FirstParagraph">Confirm that for each element in each category, it is read our correctly and can be interacted with.</text:p>
      <text:h text:style-name="Heading3" text:outline-level="3"><text:bookmark-start text:name="observations-element-list"/><text:bookmark-end text:name="what-to-check-element-list"/>Observations: Element list</text:h>
      <text:p text:style-name="FirstParagraph">[ Enter observations ]</text:p>
      <text:p text:style-name="P17"/>
      <text:h text:style-name="Heading2" text:outline-level="2"><text:bookmark-start text:name="landmarks-present"/><text:bookmark-end text:name="element-list"/><text:bookmark-end text:name="observations-element-list"/>NVDA-03: Landmarks present</text:h>
      <text:p text:style-name="FirstParagraph">Confirm the page has semantic landmarks.</text:p>
      <text:h text:style-name="Heading3" text:outline-level="3"><text:bookmark-start text:name="how-to-check-landmarks-present"/>How to check: Landmarks<text:s/>present</text:h>
      <text:list text:style-name="LFO6">
        <text:list-item text:start-value="1">
          <text:p text:style-name="P18">Press Insert + F7 to display the "Element list"</text:p>
        </text:list-item>
        <text:list-item>
          <text:p text:style-name="P19">Select "Landmarks"</text:p>
        </text:list-item>
        <text:list-item>
          <text:p text:style-name="P20">Check each landmark in the Element list</text:p>
        </text:list-item>
      </text:list>
      <text:h text:style-name="Heading3" text:outline-level="3"><text:bookmark-start text:name="what-to-check-landmarks-present"/><text:bookmark-end text:name="how-to-check-landmarks-present"/>What to check: Landmarks present</text:h>
      <text:p text:style-name="FirstParagraph">Confirm that:</text:p>
      <text:list text:style-name="LFO3" text:continue-numbering="true">
        <text:list-item>
          <text:p text:style-name="P21">landmarks make sense and their role is accurate.</text:p>
        </text:list-item>
        <text:list-item>
          <text:p text:style-name="P22">the page has a header landmark (banner).</text:p>
        </text:list-item>
        <text:list-item>
          <text:p text:style-name="P23">the<text:s/>page has a footer landmark (contentinfo).</text:p>
        </text:list-item>
        <text:list-item>
          <text:p text:style-name="P24">the page has a main landmark.</text:p>
        </text:list-item>
        <text:list-item>
          <text:p text:style-name="P25">any aside landmarks are not contained inside another top level landmark such as the main.</text:p>
        </text:list-item>
        <text:list-item>
          <text:p text:style-name="P26">any additional header and footers do not have the role of banner and contentinfo. For example<text:s/>an article header.</text:p>
        </text:list-item>
        <text:list-item>
          <text:p text:style-name="P27">regions have not been incorrectly used to contain content that should otherwise be inside a named landmark.</text:p>
        </text:list-item>
      </text:list>
      <text:h text:style-name="Heading3" text:outline-level="3"><text:bookmark-start text:name="observations-landmarks-present"/><text:bookmark-end text:name="what-to-check-landmarks-present"/>Observations: Landmarks present</text:h>
      <text:p text:style-name="FirstParagraph">[ Enter observations ]</text:p>
      <text:p text:style-name="P28"/>
      <text:h text:style-name="Heading2" text:outline-level="2"><text:bookmark-start text:name="dynamic-content"/><text:bookmark-end text:name="landmarks-present"/><text:bookmark-end text:name="observations-landmarks-present"/>NVDA-04: Dynamic content</text:h>
      <text:p text:style-name="FirstParagraph">Pop-ups, modals and expanded sections should be announced. Anything which causes the page content to change without refreshing must be available to screenreader users.</text:p>
      <text:h text:style-name="Heading3" text:outline-level="3"><text:bookmark-start text:name="how-to-check-dynamic-content"/>How to check: Dynamic content</text:h>
      <text:list text:style-name="LFO8">
        <text:list-item text:start-value="1">
          <text:p text:style-name="P29">Activate the element which triggers the dynamic content to change</text:p>
        </text:list-item>
        <text:list-item>
          <text:p text:style-name="P30">Wait for the screen reader to<text:s/>finish talking</text:p>
        </text:list-item>
        <text:list-item>
          <text:p text:style-name="P31">Observe whether the changes were announced</text:p>
        </text:list-item>
      </text:list>
      <text:h text:style-name="Heading3" text:outline-level="3"><text:bookmark-start text:name="what-to-check-dynamic-content"/><text:bookmark-end text:name="how-to-check-dynamic-content"/>What to check: Dynamic content</text:h>
      <text:p text:style-name="FirstParagraph">Confirm that:</text:p>
      <text:list text:style-name="LFO3" text:continue-numbering="true">
        <text:list-item>
          <text:p text:style-name="P32">when content changed dynamically the screenreader notifies you of changes</text:p>
        </text:list-item>
        <text:list-item>
          <text:p text:style-name="P33">the announcement is polite, and does not interrupt the screenreader unless it is an emergency</text:p>
        </text:list-item>
      </text:list>
      <text:h text:style-name="Heading3" text:outline-level="3"><text:bookmark-start text:name="observations-dynamic-content"/><text:bookmark-end text:name="what-to-check-dynamic-content"/>Observations: Dynamic content</text:h>
      <text:p text:style-name="FirstParagraph">[ Enter observations ]</text:p>
      <text:p text:style-name="P34"/>
      <text:h text:style-name="Heading2" text:outline-level="2"><text:bookmark-start text:name="validation-errors"/><text:bookmark-end text:name="dynamic-content"/><text:bookmark-end text:name="observations-dynamic-content"/>NVDA-05: Validation errors</text:h>
      <text:p text:style-name="FirstParagraph">When a form cannot be submitted due to validation errors, those errors should be announced to a screenreader. When a validation error appears on the page, make sure it is the next thing which is announced and make sure that it makes sense.</text:p>
      <text:h text:style-name="Heading3" text:outline-level="3"><text:bookmark-start text:name="how-to-check-validation-errors"/>How to check: Validation errors</text:h>
      <text:list text:style-name="LFO10">
        <text:list-item text:start-value="1">
          <text:p text:style-name="P35">Fill in a form component incorrectly</text:p>
        </text:list-item>
        <text:list-item>
          <text:p text:style-name="P36">Progress until the validation error appears</text:p>
        </text:list-item>
        <text:list-item>
          <text:p text:style-name="P37">Once the error loads, wait for the screen reader to stop talking<text:s/>and observe whether it announced that there was an error</text:p>
        </text:list-item>
        <text:list-item>
          <text:p text:style-name="P38">Press Insert + T to see if the title announces an error</text:p>
        </text:list-item>
        <text:list-item>
          <text:p text:style-name="P39">Press F to move through the form fields and see if it obvious which field caused the error</text:p>
        </text:list-item>
        <text:list-item>
          <text:p text:style-name="P40">Observe whether the field which caused the error explains how to fix it</text:p>
        </text:list-item>
      </text:list>
      <text:h text:style-name="Heading3" text:outline-level="3"><text:bookmark-start text:name="what-to-check-validation-errors"/><text:bookmark-end text:name="how-to-check-validation-errors"/>What to check: Validation errors</text:h>
      <text:p text:style-name="FirstParagraph">Confirm that:</text:p>
      <text:list text:style-name="LFO3" text:continue-numbering="true">
        <text:list-item>
          <text:p text:style-name="P41">when validation errors occur, the screenreader announced to the user that there is an error</text:p>
        </text:list-item>
        <text:list-item>
          <text:p text:style-name="P42">the title of the page changes to indicate there is an error, for example: Error: Your details</text:p>
        </text:list-item>
        <text:list-item>
          <text:p text:style-name="P43">it<text:s/>is clear from the screenreader which field caused the error and how to fix it</text:p>
        </text:list-item>
      </text:list>
      <text:h text:style-name="Heading3" text:outline-level="3"><text:bookmark-start text:name="observations-validation-errors"/><text:bookmark-end text:name="what-to-check-validation-errors"/>Observations: Validation errors</text:h>
      <text:p text:style-name="FirstParagraph">[ Enter observations ]</text:p>
      <text:p text:style-name="P44"/>
      <text:h text:style-name="Heading2" text:outline-level="2"><text:bookmark-start text:name="page-title-is-descriptive"/><text:bookmark-end text:name="validation-errors"/><text:bookmark-end text:name="observations-validation-errors"/>NVDA-06: Page title is descriptive</text:h>
      <text:p text:style-name="FirstParagraph">The page title should describe the current page, the website name and if it is a<text:s/>sub-site it should contain the parent site. For example:<text:line-break/>What is your name? - Apply for Universal Credit - GOV.UK</text:p>
      <text:p text:style-name="BodyText">With the exception of a home page, the page title should match the H1. For example:<text:line-break/>h1: What is your name?<text:line-break/>title: What is your name? - Apply for Universal Credit - GOV.UK</text:p>
      <text:p text:style-name="BodyText">If the H1 contains personal information, then the H1 should match as closely as possible. If the service is using analytics software, the page title will be sent and stored, so personally identifiable information should never be used in the page title. For example:<text:line-break/>h1: What is John Smith's date of birth?<text:line-break/>title: What is your partners date of birth?</text:p>
      <text:h text:style-name="Heading3" text:outline-level="3"><text:bookmark-start text:name="how-to-check-page-title-is-descriptive"/>How to check: Page title is descriptive</text:h>
      <text:list text:style-name="LFO12">
        <text:list-item text:start-value="1">
          <text:p text:style-name="P45">Press Insert + T to read out the page title</text:p>
        </text:list-item>
      </text:list>
      <text:h text:style-name="Heading3" text:outline-level="3"><text:bookmark-start text:name="what-to-check-page-title-is-descriptive"/><text:bookmark-end text:name="how-to-check-page-title-is-descriptive"/>What to check: Page title is<text:s/>descriptive</text:h>
      <text:p text:style-name="FirstParagraph">Confirm that:</text:p>
      <text:list text:style-name="LFO3" text:continue-numbering="true">
        <text:list-item>
          <text:p text:style-name="P46">the page title describes the page</text:p>
        </text:list-item>
        <text:list-item>
          <text:p text:style-name="P47">the page title describes the website</text:p>
        </text:list-item>
        <text:list-item>
          <text:p text:style-name="P48">the page title does not contain personally identifiable information</text:p>
        </text:list-item>
        <text:list-item>
          <text:p text:style-name="P49">the page title and the h1 match (unless personally identifiable)</text:p>
        </text:list-item>
      </text:list>
      <text:h text:style-name="Heading3" text:outline-level="3"><text:bookmark-start text:name="observations-page-title-is-descriptive"/><text:bookmark-end text:name="what-to-check-page-title-is-descriptive"/>Observations: Page title is descriptive</text:h>
      <text:p text:style-name="FirstParagraph">[ Enter observations ]</text:p>
      <text:p text:style-name="P50"/>
      <text:h text:style-name="Heading2" text:outline-level="2"><text:bookmark-start text:name="links-make-sense-out-of-context"/><text:bookmark-end text:name="page-title-is-descriptive"/><text:bookmark-end text:name="observations-page-title-is-descriptive"/>NVDA-07: Links make sense out of context</text:h>
      <text:p text:style-name="FirstParagraph">Every link should be predictable, even if the surrounding context is removed. No links should just say 'Read more' or 'click here'.</text:p>
      <text:h text:style-name="Heading3" text:outline-level="3"><text:bookmark-start text:name="X38a5008f59f10f78ea62ce307ce161cd252360d"/>How to check: Links make sense out of context</text:h>
      <text:list text:style-name="LFO14">
        <text:list-item text:start-value="1">
          <text:p text:style-name="P51">Press Insert + F7 to open the Element list</text:p>
        </text:list-item>
        <text:list-item>
          <text:p text:style-name="P52">Navigate to the links list</text:p>
        </text:list-item>
        <text:list-item>
          <text:p text:style-name="P53">Check every link</text:p>
        </text:list-item>
      </text:list>
      <text:h text:style-name="Heading3" text:outline-level="3"><text:bookmark-start text:name="X037e320fc9b80a6b9948914337f97bffe167bad"/><text:bookmark-end text:name="X38a5008f59f10f78ea62ce307ce161cd252360d"/>What to check: Links make sense out of context</text:h>
      <text:p text:style-name="FirstParagraph">Confirm that:</text:p>
      <text:list text:style-name="LFO3" text:continue-numbering="true">
        <text:list-item>
          <text:p text:style-name="P54">all links make sense out of context</text:p>
        </text:list-item>
        <text:list-item>
          <text:p text:style-name="P55">all links work and their destination is expected</text:p>
        </text:list-item>
        <text:list-item>
          <text:p text:style-name="P56">no links have the<text:s/>same description but different destinations</text:p>
        </text:list-item>
      </text:list>
      <text:h text:style-name="Heading3" text:outline-level="3"><text:bookmark-start text:name="Xf54df8a3b4fde6806206860b15b789f1b7803ed"/><text:bookmark-end text:name="X037e320fc9b80a6b9948914337f97bffe167bad"/>Observations: Links make sense out of context</text:h>
      <text:p text:style-name="FirstParagraph">[ Enter observations ]</text:p>
      <text:p text:style-name="P57"/>
      <text:h text:style-name="Heading2" text:outline-level="2"><text:bookmark-start text:name="no-automatic-change-of-context"/><text:bookmark-end text:name="links-make-sense-out-of-context"/><text:bookmark-end text:name="Xf54df8a3b4fde6806206860b15b789f1b7803ed"/>NVDA-08: No automatic change of context</text:h>
      <text:p text:style-name="FirstParagraph">Unless there is a clear warning that the behaviour of an element has been modified, an element should not cause a change of context unless they receive deliberate input. For example: a form should not submit when you select a checkbox.</text:p>
      <text:p text:style-name="BodyText">A change in context means the content you were reading or the task you were busy doing has changed. For example, clicking a<text:s/>link and changing the page.</text:p>
      <text:h text:style-name="Heading3" text:outline-level="3"><text:bookmark-start text:name="Xe3ec5a22a39ea73d33fb9f0ab4f152a3279d2cd"/>How to check: No automatic change of context</text:h>
      <text:list text:style-name="LFO16">
        <text:list-item text:start-value="1">
          <text:p text:style-name="P58">Press CTRL + Home to go back to the top of the page</text:p>
        </text:list-item>
        <text:list-item>
          <text:p text:style-name="P59">Press tab to navigate through the interactive elements</text:p>
        </text:list-item>
        <text:list-item>
          <text:p text:style-name="P60">Press Arrow Keys to navigate through radios and checkboxes</text:p>
        </text:list-item>
      </text:list>
      <text:h text:style-name="Heading3" text:outline-level="3"><text:bookmark-start text:name="X350953b4be10ef4e1db55194574e300ffb620ea"/><text:bookmark-end text:name="Xe3ec5a22a39ea73d33fb9f0ab4f152a3279d2cd"/>What to check: No automatic change of context</text:h>
      <text:p text:style-name="FirstParagraph">Confirm that one of the following is true:</text:p>
      <text:list text:style-name="LFO3" text:continue-numbering="true">
        <text:list-item>
          <text:p text:style-name="P61">there is no change in context without using a link or a button</text:p>
        </text:list-item>
        <text:list-item>
          <text:p text:style-name="P62">there is a clear warning for any modifications which cause a change of context</text:p>
        </text:list-item>
      </text:list>
      <text:h text:style-name="Heading3" text:outline-level="3"><text:bookmark-start text:name="X7d8f632b27f51046547d29fa36c385c1cd0cb85"/><text:bookmark-end text:name="X350953b4be10ef4e1db55194574e300ffb620ea"/>Observations: No automatic change of context</text:h>
      <text:p text:style-name="FirstParagraph">[ Enter observations ]</text:p>
      <text:p text:style-name="P63"/>
      <text:h text:style-name="Heading2" text:outline-level="2"><text:bookmark-start text:name="bypass-blocks"/><text:bookmark-end text:name="no-automatic-change-of-context"/><text:bookmark-end text:name="X7d8f632b27f51046547d29fa36c385c1cd0cb85"/>NVDA-09: Bypass blocks</text:h>
      <text:p text:style-name="FirstParagraph">Content which is repeated on multiple pages should have a mechanism which allows the user to skip past it. For example: a skip to main content link.</text:p>
      <text:h text:style-name="Heading3" text:outline-level="3"><text:bookmark-start text:name="how-to-check-bypass-blocks"/>How to check: Bypass blocks</text:h>
      <text:list text:style-name="LFO18">
        <text:list-item text:start-value="1">
          <text:p text:style-name="P64">Press CTRL + Home to go to the top of the page</text:p>
        </text:list-item>
        <text:list-item>
          <text:p text:style-name="P65">Press tab and look for an element which skips over repetitive content such as navigation menus</text:p>
        </text:list-item>
      </text:list>
      <text:h text:style-name="Heading3" text:outline-level="3"><text:bookmark-start text:name="what-to-check-bypass-blocks"/><text:bookmark-end text:name="how-to-check-bypass-blocks"/>What to check: Bypass blocks</text:h>
      <text:p text:style-name="FirstParagraph">Confirm that:</text:p>
      <text:list text:style-name="LFO3" text:continue-numbering="true">
        <text:list-item>
          <text:p text:style-name="P66">a skip link is present that links to the main content</text:p>
        </text:list-item>
        <text:list-item>
          <text:p text:style-name="P67">the skip link is the first<text:s/>interactive element on the page</text:p>
        </text:list-item>
        <text:list-item>
          <text:p text:style-name="P68">any other blocks of repetitive content are also skipped or have their own skip links</text:p>
        </text:list-item>
      </text:list>
      <text:h text:style-name="Heading3" text:outline-level="3"><text:bookmark-start text:name="observations-bypass-blocks"/><text:bookmark-end text:name="what-to-check-bypass-blocks"/>Observations: Bypass blocks</text:h>
      <text:p text:style-name="FirstParagraph">[ Enter observations ]</text:p>
      <text:p text:style-name="P69"/>
      <text:h text:style-name="Heading2" text:outline-level="2"><text:bookmark-start text:name="navigate-by-landmarks"/><text:bookmark-end text:name="bypass-blocks"/><text:bookmark-end text:name="observations-bypass-blocks"/>NVDA-10: Navigate by landmarks</text:h>
      <text:p text:style-name="FirstParagraph">A user should be able to navigate the page by landmarks.<text:s/>For example, you should be able to jump between the header to the main content to the footer without having to go through all of the elements contained in each of those sections.</text:p>
      <text:h text:style-name="Heading3" text:outline-level="3"><text:bookmark-start text:name="how-to-check-navigate-by-landmarks"/>How to check: Navigate by landmarks</text:h>
      <text:list text:style-name="LFO20">
        <text:list-item text:start-value="1">
          <text:p text:style-name="P70">Press CTRL + Home to go back to the<text:s/>top of the page</text:p>
        </text:list-item>
        <text:list-item>
          <text:p text:style-name="P71">Press D to move through each landmark</text:p>
        </text:list-item>
      </text:list>
      <text:h text:style-name="Heading3" text:outline-level="3"><text:bookmark-start text:name="what-to-check-navigate-by-landmarks"/><text:bookmark-end text:name="how-to-check-navigate-by-landmarks"/>What to check: Navigate by landmarks</text:h>
      <text:p text:style-name="FirstParagraph">Confirm that:</text:p>
      <text:list text:style-name="LFO3" text:continue-numbering="true">
        <text:list-item>
          <text:p text:style-name="P72">you can navigate to every landmark on the page</text:p>
        </text:list-item>
        <text:list-item>
          <text:p text:style-name="P73">it is obvious which landmark is selected</text:p>
        </text:list-item>
        <text:list-item>
          <text:p text:style-name="P74">all landmarks are selected in a logical order</text:p>
        </text:list-item>
        <text:list-item>
          <text:p text:style-name="P75">all important content is contained within a landmark</text:p>
        </text:list-item>
      </text:list>
      <text:h text:style-name="Heading3" text:outline-level="3"><text:bookmark-start text:name="observations-navigate-by-landmarks"/><text:bookmark-end text:name="what-to-check-navigate-by-landmarks"/>Observations: Navigate by landmarks</text:h>
      <text:p text:style-name="FirstParagraph">[ Enter observations ]</text:p>
      <text:p text:style-name="P76"/>
      <text:h text:style-name="Heading2" text:outline-level="2"><text:bookmark-start text:name="navigate-by-headings"/><text:bookmark-end text:name="navigate-by-landmarks"/><text:bookmark-end text:name="observations-navigate-by-landmarks"/>NVDA-11: Navigate by headings</text:h>
      <text:p text:style-name="FirstParagraph">A user should be able to navigate the page by headings.</text:p>
      <text:h text:style-name="Heading3" text:outline-level="3"><text:bookmark-start text:name="how-to-check-navigate-by-headings"/>How to check: Navigate by headings</text:h>
      <text:list text:style-name="LFO22">
        <text:list-item text:start-value="1">
          <text:p text:style-name="P77">Press CTRL + Home to navigate to the top of the page</text:p>
        </text:list-item>
        <text:list-item>
          <text:p text:style-name="P78">Press H to move through each of the headings on the page</text:p>
        </text:list-item>
      </text:list>
      <text:h text:style-name="Heading3" text:outline-level="3"><text:bookmark-start text:name="what-to-check-navigate-by-headings"/><text:bookmark-end text:name="how-to-check-navigate-by-headings"/>What to check: Navigate by headings</text:h>
      <text:p text:style-name="FirstParagraph">Confirm that:</text:p>
      <text:list text:style-name="LFO3" text:continue-numbering="true">
        <text:list-item>
          <text:p text:style-name="P79">you can navigate to every heading on the page</text:p>
        </text:list-item>
        <text:list-item>
          <text:p text:style-name="P80">all headings are read out correctly</text:p>
        </text:list-item>
        <text:list-item>
          <text:p text:style-name="P81">all headings are selected in a logical order</text:p>
        </text:list-item>
        <text:list-item>
          <text:p text:style-name="P82">headings levels are correct, for example: a H3 relates to the previous H2</text:p>
        </text:list-item>
        <text:list-item>
          <text:p text:style-name="P83">any hidden headings relate to the content which follows it</text:p>
        </text:list-item>
      </text:list>
      <text:h text:style-name="Heading3" text:outline-level="3"><text:bookmark-start text:name="observations-navigate-by-headings"/><text:bookmark-end text:name="what-to-check-navigate-by-headings"/>Observations: Navigate by headings</text:h>
      <text:p text:style-name="FirstParagraph">[ Enter observations ]</text:p>
      <text:p text:style-name="P84"/>
      <text:h text:style-name="Heading2" text:outline-level="2"><text:bookmark-start text:name="navigate-by-links"/><text:bookmark-end text:name="navigate-by-headings"/><text:bookmark-end text:name="observations-navigate-by-headings"/>NVDA-12: Navigate by links</text:h>
      <text:p text:style-name="FirstParagraph">A user should be able to navigate the<text:s/>page by links.</text:p>
      <text:h text:style-name="Heading3" text:outline-level="3"><text:bookmark-start text:name="how-to-check-navigate-by-links"/>How to check: Navigate by links</text:h>
      <text:list text:style-name="LFO24">
        <text:list-item text:start-value="1">
          <text:p text:style-name="P85">Press CTRL + Home to navigate to the top of the page</text:p>
        </text:list-item>
        <text:list-item>
          <text:p text:style-name="P86">Press K to move through each of the links on the page</text:p>
        </text:list-item>
      </text:list>
      <text:h text:style-name="Heading3" text:outline-level="3"><text:bookmark-start text:name="what-to-check-navigate-by-links"/><text:bookmark-end text:name="how-to-check-navigate-by-links"/>What to check: Navigate by links</text:h>
      <text:p text:style-name="FirstParagraph">Confirm that: Navigate by links</text:p>
      <text:list text:style-name="LFO3" text:continue-numbering="true">
        <text:list-item>
          <text:p text:style-name="P87">you can navigate to every link on the page</text:p>
        </text:list-item>
        <text:list-item>
          <text:p text:style-name="P88">all links are read out correctly</text:p>
        </text:list-item>
        <text:list-item>
          <text:p text:style-name="P89">all links are selected in a logical order</text:p>
        </text:list-item>
        <text:list-item>
          <text:p text:style-name="P90">no hidden links can be selected, skip links should appear when focussed</text:p>
        </text:list-item>
      </text:list>
      <text:h text:style-name="Heading3" text:outline-level="3"><text:bookmark-start text:name="observations-navigate-by-links"/><text:bookmark-end text:name="what-to-check-navigate-by-links"/>Observations: Navigate by links</text:h>
      <text:p text:style-name="FirstParagraph">[ Enter observations ]</text:p>
      <text:p text:style-name="P91"/>
      <text:h text:style-name="Heading2" text:outline-level="2"><text:bookmark-start text:name="navigate-by-lists"/><text:bookmark-end text:name="navigate-by-links"/><text:bookmark-end text:name="observations-navigate-by-links"/>NVDA-13: Navigate by lists</text:h>
      <text:p text:style-name="FirstParagraph">A user should be<text:s/>able to navigate the page by lists.</text:p>
      <text:h text:style-name="Heading3" text:outline-level="3"><text:bookmark-start text:name="how-to-check-navigate-by-lists"/>How to check: Navigate by lists</text:h>
      <text:list text:style-name="LFO26">
        <text:list-item text:start-value="1">
          <text:p text:style-name="P92">Press CTRL + Home to navigate to the top of the page</text:p>
        </text:list-item>
        <text:list-item>
          <text:p text:style-name="P93">Press L to move through each of the lists on the page</text:p>
        </text:list-item>
      </text:list>
      <text:h text:style-name="Heading3" text:outline-level="3"><text:bookmark-start text:name="what-to-check-navigate-by-lists"/><text:bookmark-end text:name="how-to-check-navigate-by-lists"/>What to check: Navigate by lists</text:h>
      <text:p text:style-name="FirstParagraph">Confirm that:</text:p>
      <text:list text:style-name="LFO3" text:continue-numbering="true">
        <text:list-item>
          <text:p text:style-name="P94">you can navigate to every list on<text:s/>the page</text:p>
        </text:list-item>
        <text:list-item>
          <text:p text:style-name="P95">all lists are read out correctly</text:p>
        </text:list-item>
        <text:list-item>
          <text:p text:style-name="P96">all lists are selected in a logical order</text:p>
        </text:list-item>
        <text:list-item>
          <text:p text:style-name="P97">any hidden lists add value and do not cause confusion</text:p>
        </text:list-item>
      </text:list>
      <text:h text:style-name="Heading3" text:outline-level="3"><text:bookmark-start text:name="observations-navigate-by-lists"/><text:bookmark-end text:name="what-to-check-navigate-by-lists"/>Observations: Navigate by lists</text:h>
      <text:p text:style-name="FirstParagraph">[ Enter observations ]</text:p>
      <text:p text:style-name="P98"/>
      <text:h text:style-name="Heading2" text:outline-level="2"><text:bookmark-start text:name="navigate-by-buttons"/><text:bookmark-end text:name="navigate-by-lists"/><text:bookmark-end text:name="observations-navigate-by-lists"/>NVDA-14: Navigate by buttons</text:h>
      <text:p text:style-name="FirstParagraph">A user should be able to<text:s/>navigate the page by buttons.</text:p>
      <text:h text:style-name="Heading3" text:outline-level="3"><text:bookmark-start text:name="how-to-check-navigate-by-buttons"/>How to check: Navigate by buttons</text:h>
      <text:list text:style-name="LFO28">
        <text:list-item text:start-value="1">
          <text:p text:style-name="P99">Press CTRL + Home to navigate to the top of the page</text:p>
        </text:list-item>
        <text:list-item>
          <text:p text:style-name="P100">Press B to move through each of the buttons on the page</text:p>
        </text:list-item>
      </text:list>
      <text:h text:style-name="Heading3" text:outline-level="3"><text:bookmark-start text:name="what-to-check-navigate-by-buttons"/><text:bookmark-end text:name="how-to-check-navigate-by-buttons"/>What to check: Navigate by buttons</text:h>
      <text:p text:style-name="FirstParagraph">Confirm that:</text:p>
      <text:list text:style-name="LFO3" text:continue-numbering="true">
        <text:list-item>
          <text:p text:style-name="P101">you can navigate to every button on the page</text:p>
        </text:list-item>
        <text:list-item>
          <text:p text:style-name="P102">all button text is read out correctly</text:p>
        </text:list-item>
        <text:list-item>
          <text:p text:style-name="P103">all buttons are selected in a logical order</text:p>
        </text:list-item>
        <text:list-item>
          <text:p text:style-name="P104">no hidden buttons can be selected</text:p>
        </text:list-item>
      </text:list>
      <text:h text:style-name="Heading3" text:outline-level="3"><text:bookmark-start text:name="observations-navigate-by-buttons"/><text:bookmark-end text:name="what-to-check-navigate-by-buttons"/>Observations: Navigate by buttons</text:h>
      <text:p text:style-name="FirstParagraph">[ Enter observations ]</text:p>
      <text:p text:style-name="P105"/>
      <text:h text:style-name="Heading2" text:outline-level="2"><text:bookmark-start text:name="navigate-by-radio-buttons"/><text:bookmark-end text:name="navigate-by-buttons"/><text:bookmark-end text:name="observations-navigate-by-buttons"/>NVDA-15: Navigate by radio buttons</text:h>
      <text:p text:style-name="FirstParagraph">A user should be able to<text:s/>navigate the page by radio buttons.</text:p>
      <text:h text:style-name="Heading3" text:outline-level="3"><text:bookmark-start text:name="how-to-check-navigate-by-radio-buttons"/>How to check: Navigate by radio buttons</text:h>
      <text:list text:style-name="LFO30">
        <text:list-item text:start-value="1">
          <text:p text:style-name="P106">Press CTRL + Home to navigate to the top of the page</text:p>
        </text:list-item>
        <text:list-item>
          <text:p text:style-name="P107">Press R to move through each of the radio buttons on the page</text:p>
        </text:list-item>
        <text:list-item>
          <text:p text:style-name="P108">Press Arrow Keys to move through each of the radio buttons in a group</text:p>
        </text:list-item>
        <text:list-item>
          <text:p text:style-name="P109">Press Space to check and uncheck each radio button</text:p>
        </text:list-item>
      </text:list>
      <text:h text:style-name="Heading3" text:outline-level="3"><text:bookmark-start text:name="what-to-check-navigate-by-radio-buttons"/><text:bookmark-end text:name="how-to-check-navigate-by-radio-buttons"/>What to check: Navigate by radio buttons</text:h>
      <text:p text:style-name="FirstParagraph">Confirm that:</text:p>
      <text:list text:style-name="LFO3" text:continue-numbering="true">
        <text:list-item>
          <text:p text:style-name="P110">you can navigate to every radio button on the page</text:p>
        </text:list-item>
        <text:list-item>
          <text:p text:style-name="P111">you can navigate to every radio button in each group</text:p>
        </text:list-item>
        <text:list-item>
          <text:p text:style-name="P112">you can check and uncheck each radio button</text:p>
        </text:list-item>
        <text:list-item>
          <text:p text:style-name="P113">whenever a radio button is checked it is announced</text:p>
        </text:list-item>
        <text:list-item>
          <text:p text:style-name="P114">whenever a radio button is unchecked it is announced</text:p>
        </text:list-item>
        <text:list-item>
          <text:p text:style-name="P115">all radio button labels are read out correctly</text:p>
        </text:list-item>
        <text:list-item>
          <text:p text:style-name="P116">all radio buttons are navigated in a logical order</text:p>
        </text:list-item>
        <text:list-item>
          <text:p text:style-name="P117">no hidden radio buttons can be selected</text:p>
        </text:list-item>
      </text:list>
      <text:h text:style-name="Heading3" text:outline-level="3"><text:bookmark-start text:name="observations-navigate-by-radio-buttons"/><text:bookmark-end text:name="what-to-check-navigate-by-radio-buttons"/>Observations: Navigate by radio buttons</text:h>
      <text:p text:style-name="FirstParagraph">[ Enter observations ]</text:p>
      <text:p text:style-name="P118"/>
      <text:h text:style-name="Heading2" text:outline-level="2"><text:bookmark-start text:name="navigate-by-combo-boxes-drop-downs"/><text:bookmark-end text:name="navigate-by-radio-buttons"/><text:bookmark-end text:name="observations-navigate-by-radio-buttons"/>NVDA-16: Navigate by combo boxes (drop downs)</text:h>
      <text:p text:style-name="FirstParagraph">A user should be able to navigate the page by combo boxes. A combo box can also be known as a drop-down list or a select element.</text:p>
      <text:h text:style-name="Heading3" text:outline-level="3"><text:bookmark-start text:name="Xb9e849035820fcfa17f7e2e721645e49e292cfc"/>How to check: Navigate by combo boxes (drop downs)</text:h>
      <text:list text:style-name="LFO32">
        <text:list-item text:start-value="1">
          <text:p text:style-name="P119">Press CTRL + Home to navigate to the top of the page</text:p>
        </text:list-item>
        <text:list-item>
          <text:p text:style-name="P120">Press C to move through each of the combo boxes on the page</text:p>
        </text:list-item>
        <text:list-item>
          <text:p text:style-name="P121">Press Return to bind NVDA controls to a combo box</text:p>
        </text:list-item>
        <text:list-item>
          <text:p text:style-name="P122">Press Return again open the combo box</text:p>
        </text:list-item>
        <text:list-item>
          <text:p text:style-name="P123">Press Down Arrow Key to<text:s/>move through the options</text:p>
        </text:list-item>
        <text:list-item>
          <text:p text:style-name="P124">Press Return to select an option</text:p>
        </text:list-item>
        <text:list-item>
          <text:p text:style-name="P125">Press Escape to unbind NVDA controls</text:p>
        </text:list-item>
      </text:list>
      <text:h text:style-name="Heading3" text:outline-level="3"><text:bookmark-start text:name="Xa9fd6a373026771c25534b09e2edbc3e1f13635"/><text:bookmark-end text:name="Xb9e849035820fcfa17f7e2e721645e49e292cfc"/>What to check: Navigate by combo boxes (drop downs)</text:h>
      <text:p text:style-name="FirstParagraph">Confirm that:</text:p>
      <text:list text:style-name="LFO3" text:continue-numbering="true">
        <text:list-item>
          <text:p text:style-name="P126">you can navigate to every combo box on the page</text:p>
        </text:list-item>
        <text:list-item>
          <text:p text:style-name="P127">you can navigate to every option in each combo<text:s/>box</text:p>
        </text:list-item>
        <text:list-item>
          <text:p text:style-name="P128">all combo boxes have a label which makes sense</text:p>
        </text:list-item>
        <text:list-item>
          <text:p text:style-name="P129">you can select every option in each combo box</text:p>
        </text:list-item>
        <text:list-item>
          <text:p text:style-name="P130">all combo box options read out correctly</text:p>
        </text:list-item>
        <text:list-item>
          <text:p text:style-name="P131">all combo boxes are navigated in a logical order</text:p>
        </text:list-item>
        <text:list-item>
          <text:p text:style-name="P132">no hidden combo boxes can be selected</text:p>
        </text:list-item>
      </text:list>
      <text:h text:style-name="Heading3" text:outline-level="3"><text:bookmark-start text:name="Xd88111a4adb36d51ee76d66416e9fcfc197210f"/><text:bookmark-end text:name="Xa9fd6a373026771c25534b09e2edbc3e1f13635"/>Observations: Navigate by<text:s/>combo boxes (drop downs)</text:h>
      <text:p text:style-name="FirstParagraph">[ Enter observations ]</text:p>
      <text:p text:style-name="P133"/>
      <text:h text:style-name="Heading2" text:outline-level="2"><text:bookmark-start text:name="navigate-by-checkboxes"/><text:bookmark-end text:name="navigate-by-combo-boxes-drop-downs"/><text:bookmark-end text:name="Xd88111a4adb36d51ee76d66416e9fcfc197210f"/>NVDA-17: Navigate by checkboxes</text:h>
      <text:p text:style-name="FirstParagraph">A user should be able to navigate the page by checkboxes.</text:p>
      <text:h text:style-name="Heading3" text:outline-level="3"><text:bookmark-start text:name="how-to-check-navigate-by-checkboxes"/>How to check: Navigate by checkboxes</text:h>
      <text:list text:style-name="LFO34">
        <text:list-item text:start-value="1">
          <text:p text:style-name="P134">Press CTRL + Home to navigate to the top of the page</text:p>
        </text:list-item>
        <text:list-item>
          <text:p text:style-name="P135">Press X to move through each of the checkboxes on the page</text:p>
        </text:list-item>
        <text:list-item>
          <text:p text:style-name="P136">Press Arrow Keys to move through each of the checkboxes in a group</text:p>
        </text:list-item>
        <text:list-item>
          <text:p text:style-name="P137">Press Space to check and uncheck each checkbox</text:p>
        </text:list-item>
      </text:list>
      <text:h text:style-name="Heading3" text:outline-level="3"><text:bookmark-start text:name="what-to-check-navigate-by-checkboxes"/><text:bookmark-end text:name="how-to-check-navigate-by-checkboxes"/>What to check: Navigate by checkboxes</text:h>
      <text:p text:style-name="FirstParagraph">Confirm that:</text:p>
      <text:list text:style-name="LFO3" text:continue-numbering="true">
        <text:list-item>
          <text:p text:style-name="P138">you can navigate to every checkbox on the page</text:p>
        </text:list-item>
        <text:list-item>
          <text:p text:style-name="P139">you can<text:s/>navigate to every checkbox in each group</text:p>
        </text:list-item>
        <text:list-item>
          <text:p text:style-name="P140">you can check and uncheck each checkbox</text:p>
        </text:list-item>
        <text:list-item>
          <text:p text:style-name="P141">whenever a checkbox is checked it is announced</text:p>
        </text:list-item>
        <text:list-item>
          <text:p text:style-name="P142">whenever a checkbox is unchecked it is announced</text:p>
        </text:list-item>
        <text:list-item>
          <text:p text:style-name="P143">all checkbox labels are read out correctly</text:p>
        </text:list-item>
        <text:list-item>
          <text:p text:style-name="P144">all checkbox are navigated in a logical order</text:p>
        </text:list-item>
        <text:list-item>
          <text:p text:style-name="P145">no hidden checkbox can be selected</text:p>
        </text:list-item>
      </text:list>
      <text:h text:style-name="Heading3" text:outline-level="3"><text:bookmark-start text:name="observations-navigate-by-checkboxes"/><text:bookmark-end text:name="what-to-check-navigate-by-checkboxes"/>Observations: Navigate by checkboxes</text:h>
      <text:p text:style-name="FirstParagraph">[ Enter observations ]</text:p>
      <text:p text:style-name="P146"/>
      <text:h text:style-name="Heading2" text:outline-level="2"><text:bookmark-start text:name="navigate-by-form-elements"/><text:bookmark-end text:name="navigate-by-checkboxes"/><text:bookmark-end text:name="observations-navigate-by-checkboxes"/>NVDA-18: Navigate by form elements</text:h>
      <text:p text:style-name="FirstParagraph">A user should be able to navigate the page by form elements. This includes radio buttons, checkboxes, text fields etc.</text:p>
      <text:h text:style-name="Heading3" text:outline-level="3"><text:bookmark-start text:name="how-to-check-navigate-by-form-elements"/>How to check: Navigate by form elements</text:h>
      <text:list text:style-name="LFO36">
        <text:list-item text:start-value="1">
          <text:p text:style-name="P147">Press CTRL + Home to navigate to the top of the page</text:p>
        </text:list-item>
        <text:list-item>
          <text:p text:style-name="P148">Press F to move through each of the form elements on the page</text:p>
        </text:list-item>
      </text:list>
      <text:h text:style-name="Heading3" text:outline-level="3"><text:bookmark-start text:name="what-to-check-navigate-by-form-elements"/><text:bookmark-end text:name="how-to-check-navigate-by-form-elements"/>What to check: Navigate by form elements</text:h>
      <text:p text:style-name="FirstParagraph">Confirm that:</text:p>
      <text:list text:style-name="LFO3" text:continue-numbering="true">
        <text:list-item>
          <text:p text:style-name="P149">you can navigate to every form element on<text:s/>the page</text:p>
        </text:list-item>
        <text:list-item>
          <text:p text:style-name="P150">all form elements are read out correctly</text:p>
        </text:list-item>
        <text:list-item>
          <text:p text:style-name="P151">all form elements are selected in a logical order</text:p>
        </text:list-item>
        <text:list-item>
          <text:p text:style-name="P152">no hidden form elements can be selected</text:p>
        </text:list-item>
      </text:list>
      <text:h text:style-name="Heading3" text:outline-level="3"><text:bookmark-start text:name="observations-navigate-by-form-elements"/><text:bookmark-end text:name="what-to-check-navigate-by-form-elements"/>Observations: Navigate by form elements</text:h>
      <text:p text:style-name="FirstParagraph">[ Enter observations ]</text:p>
      <text:p text:style-name="P153"/>
      <text:h text:style-name="Heading2" text:outline-level="2"><text:bookmark-start text:name="navigate-by-tables"/><text:bookmark-end text:name="navigate-by-form-elements"/><text:bookmark-end text:name="observations-navigate-by-form-elements"/>NVDA-19: Navigate by tables</text:h>
      <text:p text:style-name="FirstParagraph">A user should be<text:s/>able to navigate the page by tables.</text:p>
      <text:h text:style-name="Heading3" text:outline-level="3"><text:bookmark-start text:name="how-to-check-navigate-by-tables"/>How to check: Navigate by tables</text:h>
      <text:list text:style-name="LFO38">
        <text:list-item text:start-value="1">
          <text:p text:style-name="P154">Press CTRL + Home to navigate to the top of the page</text:p>
        </text:list-item>
        <text:list-item>
          <text:p text:style-name="P155">Press T to move through each of the tables on the page</text:p>
        </text:list-item>
        <text:list-item>
          <text:p text:style-name="P156">Hold CTRL + Alt and use Arrow Keys to navigate between the columns and rows</text:p>
        </text:list-item>
      </text:list>
      <text:h text:style-name="Heading3" text:outline-level="3"><text:bookmark-start text:name="what-to-check-navigate-by-tables"/><text:bookmark-end text:name="how-to-check-navigate-by-tables"/>What to check: Navigate by tables</text:h>
      <text:p text:style-name="FirstParagraph">Confirm that:</text:p>
      <text:list text:style-name="LFO3" text:continue-numbering="true">
        <text:list-item>
          <text:p text:style-name="P157">you can navigate to every table on the page</text:p>
        </text:list-item>
        <text:list-item>
          <text:p text:style-name="P158">all tables are selected in a logical order</text:p>
        </text:list-item>
        <text:list-item>
          <text:p text:style-name="P159">all table headings are read out correctly</text:p>
        </text:list-item>
        <text:list-item>
          <text:p text:style-name="P160">table headings are read out for each cell in the table</text:p>
        </text:list-item>
        <text:list-item>
          <text:p text:style-name="P161">no hidden tables can be selected</text:p>
        </text:list-item>
      </text:list>
      <text:h text:style-name="Heading3" text:outline-level="3"><text:bookmark-start text:name="observations-navigate-by-tables"/><text:bookmark-end text:name="what-to-check-navigate-by-tables"/>Observations: Navigate by tables</text:h>
      <text:p text:style-name="FirstParagraph">[ Enter observations ]</text:p>
      <text:p text:style-name="Normal"><text:bookmark-end text:name="main"/><text:bookmark-end text:name="navigate-by-tables"/><text:bookmark-end text:name="observations-navigate-by-tabl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BodyText" style:default-outline-level="1">
      <style:paragraph-properties fo:keep-with-next="always" fo:keep-together="always" fo:margin-top="0.3333in"/>
      <style:text-properties style:font-name="Calibri Light" style:font-name-asian="Times New Roman" fo:font-weight="bold" style:font-weight-asian="bold" style:font-weight-complex="bold" fo:color="#4472C4" fo:font-size="16pt" style:font-size-asian="16pt" style:font-size-complex="16pt" fo:language="en" fo:hyphenate="false"/>
    </style:style>
    <style:style style:name="Heading2" style:display-name="Heading 2" style:family="paragraph" style:parent-style-name="Normal" style:next-style-name="BodyText" style:default-outline-level="2">
      <style:paragraph-properties fo:keep-with-next="always" fo:keep-together="always" fo:margin-top="0.1388in"/>
      <style:text-properties style:font-name="Calibri Light" style:font-name-asian="Times New Roman" fo:font-weight="bold" style:font-weight-asian="bold" style:font-weight-complex="bold" fo:color="#4472C4" fo:font-size="14pt" style:font-size-asian="14pt" style:font-size-complex="14pt" fo:language="en" fo:hyphenate="false"/>
    </style:style>
    <style:style style:name="Heading3" style:display-name="Heading 3" style:family="paragraph" style:parent-style-name="Normal" style:next-style-name="BodyText" style:default-outline-level="3">
      <style:paragraph-properties fo:keep-with-next="always" fo:keep-together="always" fo:margin-top="0.1388in"/>
      <style:text-properties style:font-name="Calibri Light" style:font-name-asian="Times New Roman" fo:font-weight="bold" style:font-weight-asian="bold" style:font-weight-complex="bold" fo:color="#4472C4" fo:language="en"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style:font-weight-complex="bold" fo:color="#4472C4" fo:font-size="16pt" style:font-size-asian="16pt" style:font-size-complex="16pt" fo:language="en"/>
    </style:style>
    <style:style style:name="Heading2Char" style:display-name="Heading 2 Char" style:family="text" style:parent-style-name="DefaultParagraphFont">
      <style:text-properties style:font-name="Calibri Light" style:font-name-asian="Times New Roman" style:font-name-complex="Times New Roman" fo:font-weight="bold" style:font-weight-asian="bold" style:font-weight-complex="bold" fo:color="#4472C4" fo:font-size="14pt" style:font-size-asian="14pt" style:font-size-complex="14pt" fo:language="en"/>
    </style:style>
    <style:style style:name="Heading3Char" style:display-name="Heading 3 Char" style:family="text" style:parent-style-name="DefaultParagraphFont">
      <style:text-properties style:font-name="Calibri Light" style:font-name-asian="Times New Roman" style:font-name-complex="Times New Roman" fo:font-weight="bold" style:font-weight-asian="bold" style:font-weight-complex="bold" fo:color="#4472C4" fo:language="en"/>
    </style:style>
    <style:style style:name="BodyText" style:display-name="Body Text" style:family="paragraph" style:parent-style-name="Normal">
      <style:paragraph-properties fo:margin-top="0.125in" fo:margin-bottom="0.125in"/>
      <style:text-properties fo:language="en" fo:hyphenate="false"/>
    </style:style>
    <style:style style:name="BodyTextChar" style:display-name="Body Text Char" style:family="text" style:parent-style-name="DefaultParagraphFont">
      <style:text-properties fo:language="en"/>
    </style:style>
    <style:style style:name="FirstParagraph" style:display-name="First Paragraph" style:family="paragraph" style:parent-style-name="BodyText" style:next-style-name="BodyText">
      <style:text-properties fo:hyphenate="false"/>
    </style:style>
    <style:style style:name="Compact" style:display-name="Compact" style:family="paragraph" style:parent-style-name="BodyText">
      <style:paragraph-properties fo:margin-top="0.025in" fo:margin-bottom="0.025in"/>
      <style:text-properties fo:hyphenate="false"/>
    </style:style>
    <style:style style:name="Title" style:display-name="Title" style:family="paragraph" style:parent-style-name="Normal" style:next-style-name="BodyText">
      <style:paragraph-properties fo:keep-with-next="always" fo:keep-together="always" fo:text-align="center" fo:margin-top="0.3333in" fo:margin-bottom="0.1666in"/>
      <style:text-properties style:font-name="Calibri Light" style:font-name-asian="Times New Roman" fo:font-weight="bold" style:font-weight-asian="bold" style:font-weight-complex="bold" fo:color="#2D4F8E" fo:font-size="18pt" style:font-size-asian="18pt" style:font-size-complex="18pt" fo:language="en" fo:hyphenate="false"/>
    </style:style>
    <style:style style:name="TitleChar" style:display-name="Title Char" style:family="text" style:parent-style-name="DefaultParagraphFont">
      <style:text-properties style:font-name="Calibri Light" style:font-name-asian="Times New Roman" style:font-name-complex="Times New Roman" fo:font-weight="bold" style:font-weight-asian="bold" style:font-weight-complex="bold" fo:color="#2D4F8E" fo:font-size="18pt" style:font-size-asian="18pt" style:font-size-complex="18pt" fo:language="en"/>
    </style:style>
    <style:style style:name="DefinitionTerm" style:display-name="Definition Term" style:family="paragraph" style:parent-style-name="Normal" style:next-style-name="Definition">
      <style:paragraph-properties fo:keep-with-next="always" fo:keep-together="always"/>
      <style:text-properties fo:font-weight="bold" style:font-weight-asian="bold" fo:language="en" fo:hyphenate="false"/>
    </style:style>
    <style:style style:name="Definition" style:display-name="Definition" style:family="paragraph" style:parent-style-name="Normal">
      <style:paragraph-properties fo:margin-bottom="0.1388in"/>
      <style:text-properties fo:language="en" fo:hyphenate="false"/>
    </style:style>
    <style:style style:name="Hyperlink" style:display-name="Hyperlink" style:family="text" style:parent-style-name="DefaultParagraphFont">
      <style:text-properties fo:color="#4472C4"/>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4">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6">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8">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0">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2">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4">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6">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8">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0">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2">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4">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6">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8">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0">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2">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4">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6">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8">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raig Abbott</meta:initial-creator>
    <dc:creator>Craig Abbott</dc:creator>
    <meta:creation-date>2021-09-09T14:03:00Z</meta:creation-date>
    <dc:date>2021-09-09T15:18:00Z</dc:date>
    <meta:template xlink:href="Normal.dotm" xlink:type="simple"/>
    <meta:editing-cycles>5</meta:editing-cycles>
    <meta:editing-duration>PT420S</meta:editing-duration>
    <meta:document-statistic meta:page-count="20" meta:paragraph-count="28" meta:word-count="2162" meta:character-count="14459" meta:row-count="102" meta:non-whitespace-character-count="12325"/>
  </office:meta>
</office:document-meta>
</file>